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1" svg:font-family="'Nachlieli CLM'"/>
    <style:font-face style:name="arial" svg:font-family="arial, sans-serif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1899e3b" officeooo:paragraph-rsid="01a06171"/>
    </style:style>
    <style:style style:name="P2" style:family="paragraph" style:parent-style-name="Footer">
      <style:paragraph-properties fo:text-align="center" style:justify-single-word="false"/>
      <style:text-properties officeooo:paragraph-rsid="019ece81"/>
    </style:style>
    <style:style style:name="P3" style:family="paragraph" style:parent-style-name="Text_20_body">
      <style:paragraph-properties fo:text-align="end" style:justify-single-word="false" style:writing-mode="rl-tb"/>
      <style:text-properties officeooo:rsid="00eb6387" officeooo:paragraph-rsid="00eb6387"/>
    </style:style>
    <style:style style:name="P4" style:family="paragraph" style:parent-style-name="Standard">
      <style:text-properties fo:font-size="8pt" fo:font-weight="normal" officeooo:rsid="018a738a" style:font-size-asian="8pt" style:font-weight-asian="normal" style:font-size-complex="8pt" style:font-weight-complex="normal"/>
    </style:style>
    <style:style style:name="P5" style:family="paragraph" style:parent-style-name="Text_20_body">
      <style:text-properties officeooo:rsid="02e53ef7" officeooo:paragraph-rsid="02e53ef7"/>
    </style:style>
    <style:style style:name="P6" style:family="paragraph" style:parent-style-name="Standard" style:list-style-name="L5">
      <style:paragraph-properties fo:text-align="start" style:justify-single-word="false" style:writing-mode="lr-tb"/>
      <style:text-properties fo:font-variant="normal" fo:text-transform="none" fo:color="#1155cc" style:font-name="arial" fo:font-size="12pt" fo:letter-spacing="normal" fo:font-style="normal" fo:font-weight="normal" officeooo:rsid="01b02017" officeooo:paragraph-rsid="01b02017" style:font-size-asian="12pt" style:font-weight-asian="normal" style:font-size-complex="12pt" style:font-weight-complex="normal"/>
    </style:style>
    <style:style style:name="P7" style:family="paragraph" style:parent-style-name="Text_20_body">
      <style:text-properties officeooo:rsid="02fd8a6a" officeooo:paragraph-rsid="02fd8a6a"/>
    </style:style>
    <style:style style:name="P8" style:family="paragraph" style:parent-style-name="Text_20_body" style:list-style-name="L5">
      <style:paragraph-properties fo:text-align="start" style:justify-single-word="false" style:writing-mode="lr-tb"/>
      <style:text-properties fo:font-size="12pt" officeooo:rsid="00eb6387" officeooo:paragraph-rsid="00eb6387" style:font-size-asian="12pt" style:font-size-complex="12pt"/>
    </style:style>
    <style:style style:name="P9" style:family="paragraph" style:parent-style-name="Heading_20_1">
      <style:text-properties officeooo:rsid="02fd8a6a" officeooo:paragraph-rsid="02fd8a6a"/>
    </style:style>
    <style:style style:name="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style style:name="T2" style:family="text">
      <style:text-properties officeooo:rsid="024697f7"/>
    </style:style>
    <style:style style:name="T3" style:family="text">
      <style:text-properties officeooo:rsid="02e7512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כתיבת וקריאת עצמים</text:h>
      <text:p text:style-name="P7">נניח שאנחנו רוצים לשמור עצם מורכב (עם שדות, עצמים נוספים, מערכים וכו') לקובץ, כדי שנוכל לקרוא אותו מאוחר יותר. <text:s text:c="3"/>או שאנחנו רוצים לשלוח עצם דרך האינטרנט לשרת שנמצא במחשב אחר. <text:s/>איך אפשר לעשות זאת?</text:p>
      <text:p text:style-name="P7">\</text:p>
      <text:p text:style-name="P7"/>
      <text:p text:style-name="P7">בשפת ג'אבה ישנו מנגנון בשם serialization שמטרתו להפוך עצם לאוסף של בתים ובחזרה. המנגנון הזה יכול לשמש לכתיבת עצמים בקבצים וקריאת עצמים מקבצים, וכן להעברת עצמים דרך הרשת</text:p>
      <text:p text:style-name="P5"/>
      <text:p text:style-name="Heading_20_2">מקורות </text:p>
      <text:list xml:id="list8287991534422304525" text:style-name="L5">
        <text:list-item>
          <text:p text:style-name="P8">Cay Horstmann, “Core Java <text:span text:style-name="T3">SE 9 </text:span>for the Impatient”, chapter<text:span text:style-name="T2"> 9.</text:span></text:p>
          <text:p text:style-name="P6"/>
        </text:list-item>
      </text:list>
      <text:p text:style-name="P4"/>
      <text:p text:style-name="P3">סיכם: אראל סגל-הלו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1" svg:font-family="'Nachlieli CLM'"/>
    <style:font-face style:name="arial" svg:font-family="arial, sans-serif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style:page-number="auto" style:writing-mode="rl-tb"/>
      <style:text-properties fo:font-size="16pt" style:font-size-complex="16pt" style:font-weight-complex="normal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1899e3b" officeooo:paragraph-rsid="01a06171"/>
    </style:style>
    <style:style style:name="MP2" style:family="paragraph" style:parent-style-name="Footer">
      <style:paragraph-properties fo:text-align="center" style:justify-single-word="false"/>
      <style:text-properties officeooo:paragraph-rsid="019ece81"/>
    </style:style>
    <style:style style:name="M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/><text:span text:style-name="MT1">ברוך ה’ חונן הדעת</text:span>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7-12-23T19:12:00.706120129</dc:date>
    <meta:editing-duration>P4DT6H31M20S</meta:editing-duration>
    <meta:editing-cycles>694</meta:editing-cycles>
    <meta:document-statistic meta:table-count="0" meta:image-count="0" meta:object-count="0" meta:page-count="1" meta:paragraph-count="10" meta:word-count="90" meta:character-count="495" meta:non-whitespace-character-count="410"/>
  </office:meta>
</office:document-meta>
</file>